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66.85mm"/>
    </style:style>
    <style:style style:name="co3" style:family="table-column">
      <style:table-column-properties fo:break-before="auto" style:column-width="14.85mm"/>
    </style:style>
    <style:style style:name="co4" style:family="table-column">
      <style:table-column-properties fo:break-before="auto" style:column-width="11.45mm"/>
    </style:style>
    <style:style style:name="co5" style:family="table-column">
      <style:table-column-properties fo:break-before="auto" style:column-width="14.22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7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74pt solid #000000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eeeeee"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dddddd" fo:border="0.74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style:font-name="Times New Roman" fo:font-size="12pt" style:font-name-asian="微软雅黑" style:font-size-asian="12pt" style:font-name-complex="Mangal" style:font-size-complex="12pt"/>
    </style:style>
    <style:style style:name="ce6" style:family="table-cell" style:parent-style-name="Default">
      <style:table-cell-properties fo:background-color="#eeeeee" fo:border="0.74pt solid #000000"/>
      <style:text-properties style:font-name="Times New Roman" fo:font-size="12pt" style:font-name-asian="微软雅黑" style:font-size-asian="12pt" style:font-name-complex="Mangal" style:font-size-complex="12pt"/>
    </style:style>
    <style:style style:name="ce7" style:family="table-cell" style:parent-style-name="Default">
      <style:table-cell-properties fo:background-color="#dddddd" fo:wrap-option="wrap" fo:border="0.74pt solid #000000"/>
      <style:text-properties style:font-name="Trebuchet MS" fo:font-size="12pt" fo:language="none" fo:country="none" fo:font-weight="bold" style:font-name-asian="Segoe UI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8" style:family="table-cell" style:parent-style-name="Default">
      <style:table-cell-properties fo:border="0.74pt solid #000000"/>
      <style:text-properties style:font-name="Times New Roman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9" style:family="table-cell" style:parent-style-name="Default">
      <style:table-cell-properties fo:background-color="#eeeeee" fo:border="0.74pt solid #000000"/>
      <style:text-properties style:font-name="Times New Roman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" style:family="table-cell" style:parent-style-name="Default">
      <style:table-cell-properties fo:background-color="#eeeeee" fo:border="0.74pt solid #000000"/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1" style:family="table-cell" style:parent-style-name="Default">
      <style:table-cell-properties fo:background-color="#dddddd" fo:border="0.74pt solid #000000"/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2" style:family="table-cell" style:parent-style-name="Default">
      <style:table-cell-properties fo:wrap-option="wrap"/>
      <style:text-properties style:font-name="Trebuchet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Algorithm</text:p>
          </table:table-cell>
          <table:table-cell table:style-name="ce7" office:value-type="string" calcext:value-type="string">
            <text:p>Expansion</text:p>
          </table:table-cell>
          <table:table-cell table:style-name="ce7" office:value-type="string" calcext:value-type="string">
            <text:p>Goal tests</text:p>
          </table:table-cell>
          <table:table-cell table:style-name="ce7" office:value-type="string" calcext:value-type="string">
            <text:p>New Node</text:p>
          </table:table-cell>
          <table:table-cell table:style-name="ce1" office:value-type="string" calcext:value-type="string">
            <text:p>path length</text:p>
          </table:table-cell>
          <table:table-cell table:style-name="ce1" office:value-type="string" calcext:value-type="string">
            <text:p>Time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readth_first_search</text:p>
          </table:table-cell>
          <table:table-cell table:style-name="ce8" office:value-type="float" office:value="14663" calcext:value-type="float">
            <text:p>14663</text:p>
          </table:table-cell>
          <table:table-cell table:style-name="ce8" office:value-type="float" office:value="18098" calcext:value-type="float">
            <text:p>18098</text:p>
          </table:table-cell>
          <table:table-cell table:style-name="ce8" office:value-type="float" office:value="129631" calcext:value-type="float">
            <text:p>12963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101.6" calcext:value-type="float">
            <text:p>101.6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epth_first_graph_search</text:p>
          </table:table-cell>
          <table:table-cell table:style-name="ce8" office:value-type="float" office:value="1501" calcext:value-type="float">
            <text:p>1501</text:p>
          </table:table-cell>
          <table:table-cell table:style-name="ce8" office:value-type="float" office:value="1502" calcext:value-type="float">
            <text:p>1502</text:p>
          </table:table-cell>
          <table:table-cell table:style-name="ce8" office:value-type="float" office:value="12519" calcext:value-type="float">
            <text:p>12519</text:p>
          </table:table-cell>
          <table:table-cell table:style-name="ce2" office:value-type="float" office:value="1451" calcext:value-type="float">
            <text:p>1451</text:p>
          </table:table-cell>
          <table:table-cell table:style-name="ce2" office:value-type="float" office:value="12.97" calcext:value-type="float">
            <text:p>12.97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uniform_cost_search</text:p>
          </table:table-cell>
          <table:table-cell table:style-name="ce8" office:value-type="float" office:value="18235" calcext:value-type="float">
            <text:p>18235</text:p>
          </table:table-cell>
          <table:table-cell table:style-name="ce2" office:value-type="float" office:value="18237" calcext:value-type="float">
            <text:p>18237</text:p>
          </table:table-cell>
          <table:table-cell table:style-name="ce2" office:value-type="float" office:value="159716" calcext:value-type="float">
            <text:p>1597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.72" calcext:value-type="float">
            <text:p>52.72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greedy_best_first_graph_search_h_1</text:p>
          </table:table-cell>
          <table:table-cell table:style-name="ce8" office:value-type="float" office:value="5613" calcext:value-type="float">
            <text:p>5613</text:p>
          </table:table-cell>
          <table:table-cell table:style-name="ce8" office:value-type="float" office:value="5615" calcext:value-type="float">
            <text:p>5615</text:p>
          </table:table-cell>
          <table:table-cell table:style-name="ce8" office:value-type="float" office:value="49420" calcext:value-type="float">
            <text:p>494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.49" calcext:value-type="float">
            <text:p>16.49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star_search_h_1</text:p>
          </table:table-cell>
          <table:table-cell table:style-name="ce8" office:value-type="float" office:value="18235" calcext:value-type="float">
            <text:p>18235</text:p>
          </table:table-cell>
          <table:table-cell table:style-name="ce8" office:value-type="float" office:value="18237" calcext:value-type="float">
            <text:p>18237</text:p>
          </table:table-cell>
          <table:table-cell table:style-name="ce8" office:value-type="float" office:value="159716" calcext:value-type="float">
            <text:p>1597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.15" calcext:value-type="float">
            <text:p>52.15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star_search_h_ignore_preconditions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5042" calcext:value-type="float">
            <text:p>5042</text:p>
          </table:table-cell>
          <table:table-cell table:style-name="ce2" office:value-type="float" office:value="44944" calcext:value-type="float">
            <text:p>449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.89" calcext:value-type="float">
            <text:p>14.89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star_search_h_levelsum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9.35" calcext:value-type="float">
            <text:p>1009.35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readth_first_search</text:p>
          </table:table-cell>
          <table:table-cell table:style-name="ce9" office:value-type="float" office:value="3343" calcext:value-type="float">
            <text:p>3343</text:p>
          </table:table-cell>
          <table:table-cell table:style-name="ce9" office:value-type="float" office:value="4609" calcext:value-type="float">
            <text:p>4609</text:p>
          </table:table-cell>
          <table:table-cell table:style-name="ce9" office:value-type="float" office:value="30509" calcext:value-type="float">
            <text:p>30509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13.81" calcext:value-type="float">
            <text:p>13.8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epth_first_graph_search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5008" calcext:value-type="float">
            <text:p>500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niform_cost_search</text:p>
          </table:table-cell>
          <table:table-cell table:style-name="ce9" office:value-type="float" office:value="4852" calcext:value-type="float">
            <text:p>4852</text:p>
          </table:table-cell>
          <table:table-cell table:style-name="ce3" office:value-type="float" office:value="4854" calcext:value-type="float">
            <text:p>4854</text:p>
          </table:table-cell>
          <table:table-cell table:style-name="ce3" office:value-type="float" office:value="44030" calcext:value-type="float">
            <text:p>440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.04" calcext:value-type="float">
            <text:p>12.04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greedy_best_first_graph_search_h_1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992" calcext:value-type="float">
            <text:p>992</text:p>
          </table:table-cell>
          <table:table-cell table:style-name="ce9" office:value-type="float" office:value="8910" calcext:value-type="float">
            <text:p>89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star_search_h_1</text:p>
          </table:table-cell>
          <table:table-cell table:style-name="ce9" office:value-type="float" office:value="4852" calcext:value-type="float">
            <text:p>4852</text:p>
          </table:table-cell>
          <table:table-cell table:style-name="ce9" office:value-type="float" office:value="4854" calcext:value-type="float">
            <text:p>4854</text:p>
          </table:table-cell>
          <table:table-cell table:style-name="ce9" office:value-type="float" office:value="44030" calcext:value-type="float">
            <text:p>440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.11" calcext:value-type="float">
            <text:p>12.1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star_search_h_ignore_preconditions</text:p>
          </table:table-cell>
          <table:table-cell table:style-name="ce10" office:value-type="float" office:value="1450" calcext:value-type="float">
            <text:p>1450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3303" calcext:value-type="float">
            <text:p>133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9" calcext:value-type="float">
            <text:p>4.99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star_search_h_levelsum</text:p>
          </table:table-cell>
          <table:table-cell table:style-name="ce10" office:value-type="float" office:value="86" calcext:value-type="float">
            <text:p>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.27" calcext:value-type="float">
            <text:p>194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eadth_first_search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eadth_first_tree_search</text:p>
          </table:table-cell>
          <table:table-cell table:style-name="ce11"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6" calcext:value-type="float">
            <text:p>6</text:p>
          </table:table-cell>
          <table:table-cell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pth_limited_search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form_cost_search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cursive_best_first_search_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9" calcext:value-type="float">
            <text:p>17029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dy_best_first_graph_search_h_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tar_search_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tar_search_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tar_search_h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table:number-columns-repeated="1017"/>
        </table:table-row>
      </table:table>
      <table:table table:name="Sheet2" table:style-name="ta1">
        <table:shapes>
          <draw:frame draw:z-index="0" draw:style-name="gr1" draw:text-style-name="P1" svg:width="159.96mm" svg:height="111.81mm" svg:x="8.31mm" svg:y="3.66mm">
            <loext:p draw:notify-on-update-of-ranges="Sheet1.B2:Sheet1.B2 Sheet1.C2:Sheet1.E2 Sheet1.B3:Sheet1.B3 Sheet1.C3:Sheet1.E3 Sheet1.B4:Sheet1.B4 Sheet1.C4:Sheet1.E4 Sheet1.B5:Sheet1.B5 Sheet1.C5:Sheet1.E5 Sheet1.B6:Sheet1.B6 Sheet1.C6:Sheet1.E6 Sheet1.B7:Sheet1.B7 Sheet1.C7:Sheet1.E7 Sheet1.B8:Sheet1.B8 Sheet1.C8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10.51mm" svg:x="163.81mm" svg:y="4.31mm">
            <loext:p draw:notify-on-update-of-ranges="Sheet1.B2:Sheet1.B2 Sheet1.F2:Sheet1.G2 Sheet1.B3:Sheet1.B3 Sheet1.F3:Sheet1.G3 Sheet1.B4:Sheet1.B4 Sheet1.F4:Sheet1.G4 Sheet1.B5:Sheet1.B5 Sheet1.F5:Sheet1.G5 Sheet1.B6:Sheet1.B6 Sheet1.F6:Sheet1.G6 Sheet1.B7:Sheet1.B7 Sheet1.F7:Sheet1.G7 Sheet1.B8:Sheet1.B8 Sheet1.F8:Sheet1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5.99mm" svg:y="247.71mm">
            <loext:p draw:notify-on-update-of-ranges="Sheet1.B9:Sheet1.B9 Sheet1.C9:Sheet1.E9 Sheet1.B10:Sheet1.B10 Sheet1.C10:Sheet1.E10 Sheet1.B11:Sheet1.B11 Sheet1.C11:Sheet1.E11 Sheet1.B12:Sheet1.B12 Sheet1.C12:Sheet1.E12 Sheet1.B13:Sheet1.B13 Sheet1.C13:Sheet1.E13 Sheet1.B14:Sheet1.B14 Sheet1.C14:Sheet1.E14 Sheet1.B15:Sheet1.B15 Sheet1.C15:Sheet1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9.56mm" svg:y="173.09mm">
            <loext:p draw:notify-on-update-of-ranges="Sheet1.B9:Sheet1.B9 Sheet1.F9:Sheet1.G9 Sheet1.B10:Sheet1.B10 Sheet1.F10:Sheet1.G10 Sheet1.B11:Sheet1.B11 Sheet1.F11:Sheet1.G11 Sheet1.B12:Sheet1.B12 Sheet1.F12:Sheet1.G12 Sheet1.B13:Sheet1.B13 Sheet1.F13:Sheet1.G13 Sheet1.B14:Sheet1.B14 Sheet1.F14:Sheet1.G14 Sheet1.B15:Sheet1.B15 Sheet1.F15:Sheet1.G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.48mm" svg:y="259.97mm">
            <loext:p draw:notify-on-update-of-ranges="Sheet1.B16:Sheet1.B16 Sheet1.C16:Sheet1.E16 Sheet1.B17:Sheet1.B17 Sheet1.C17:Sheet1.E17 Sheet1.B18:Sheet1.B18 Sheet1.C18:Sheet1.E18 Sheet1.B19:Sheet1.B19 Sheet1.C19:Sheet1.E19 Sheet1.B20:Sheet1.B20 Sheet1.C20:Sheet1.E20 Sheet1.B21:Sheet1.B21 Sheet1.C21:Sheet1.E21 Sheet1.B22:Sheet1.B22 Sheet1.C22:Sheet1.E22 Sheet1.B23:Sheet1.B23 Sheet1.C23:Sheet1.E23 Sheet1.B24:Sheet1.B24 Sheet1.C24:Sheet1.E24 Sheet1.B25:Sheet1.B25 Sheet1.C25:Sheet1.E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64.66mm" svg:y="261.28mm">
            <loext:p draw:notify-on-update-of-ranges="Sheet1.B16:Sheet1.B16 Sheet1.F16:Sheet1.G16 Sheet1.B17:Sheet1.B17 Sheet1.F17:Sheet1.G17 Sheet1.B18:Sheet1.B18 Sheet1.F18:Sheet1.G18 Sheet1.B19:Sheet1.B19 Sheet1.F19:Sheet1.G19 Sheet1.B20:Sheet1.B20 Sheet1.F20:Sheet1.G20 Sheet1.B21:Sheet1.B21 Sheet1.F21:Sheet1.G21 Sheet1.B22:Sheet1.B22 Sheet1.F22:Sheet1.G22 Sheet1.B23:Sheet1.B23 Sheet1.F23:Sheet1.G23 Sheet1.B24:Sheet1.B24 Sheet1.F24:Sheet1.G24 Sheet1.B25:Sheet1.B25 Sheet1.F25:Sheet1.G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3:35:37.388000000</meta:creation-date>
    <dc:date>2017-06-19T20:08:27.301000000</dc:date>
    <meta:editing-duration>PT5H32M6S</meta:editing-duration>
    <meta:editing-cycles>4</meta:editing-cycles>
    <meta:generator>LibreOffice/5.3.0.3$Windows_X86_64 LibreOffice_project/7074905676c47b82bbcfbea1aeefc84afe1c50e1</meta:generator>
    <meta:document-statistic meta:table-count="2" meta:cell-count="1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11.182cm" xlink:href=".." xlink:type="simple" chart:class="chart:line" chart:style-name="ch1">
        <chart:title svg:x="6.867cm" svg:y="0.359cm" chart:style-name="ch2">
          <text:p>Problem 3</text:p>
        </chart:title>
        <chart:subtitle svg:x="5.038cm" svg:y="1.346cm" chart:style-name="ch3">
          <text:p>Expansion, Goal Tests, New Node</text:p>
        </chart:subtitle>
        <chart:legend svg:x="1.563cm" svg:y="8.327cm" style:legend-expansion="custom" chartooo:width="13.965cm" chartooo:height="2.854cm" style:legend-expansion-aspect-ratio="4.89313244569026" chart:style-name="ch4"/>
        <chart:plot-area chart:style-name="ch5" table:cell-range-address="Sheet1.B2:Sheet1.E8" chart:data-source-has-labels="column" svg:x="0.318cm" svg:y="2.202cm" svg:width="15.357cm" svg:height="5.961cm">
          <chartooo:coordinate-region svg:x="1.712cm" svg:y="2.394cm" svg:width="13.866cm" svg:height="5.13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E2" chart:label-cell-address="Sheet1.B2:Sheet1.B2" chart:class="chart:line">
            <chart:data-point chart:repeated="3"/>
          </chart:series>
          <chart:series chart:style-name="ch9" chart:values-cell-range-address="Sheet1.C3:Sheet1.E3" chart:label-cell-address="Sheet1.B3:Sheet1.B3" chart:class="chart:line">
            <chart:data-point chart:repeated="3"/>
          </chart:series>
          <chart:series chart:style-name="ch10" chart:values-cell-range-address="Sheet1.C4:Sheet1.E4" chart:label-cell-address="Sheet1.B4:Sheet1.B4" chart:class="chart:line">
            <chart:data-point chart:repeated="3"/>
          </chart:series>
          <chart:series chart:style-name="ch11" chart:values-cell-range-address="Sheet1.C5:Sheet1.E5" chart:label-cell-address="Sheet1.B5:Sheet1.B5" chart:class="chart:line">
            <chart:data-point chart:repeated="3"/>
          </chart:series>
          <chart:series chart:style-name="ch12" chart:values-cell-range-address="Sheet1.C6:Sheet1.E6" chart:label-cell-address="Sheet1.B6:Sheet1.B6" chart:class="chart:line">
            <chart:data-point chart:repeated="3"/>
          </chart:series>
          <chart:series chart:style-name="ch13" chart:values-cell-range-address="Sheet1.C7:Sheet1.E7" chart:label-cell-address="Sheet1.B7:Sheet1.B7" chart:class="chart:line">
            <chart:data-point chart:repeated="3"/>
          </chart:series>
          <chart:series chart:style-name="ch14" chart:values-cell-range-address="Sheet1.C8:Sheet1.E8" chart:label-cell-address="Sheet1.B8:Sheet1.B8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2:Sheet1.B2</svg:desc>
                </draw:g>
              </table:table-cell>
              <table:table-cell office:value-type="float" office:value="14663">
                <text:p>14663</text:p>
                <draw:g>
                  <svg:desc>Sheet1.C2:Sheet1.E2</svg:desc>
                </draw:g>
              </table:table-cell>
              <table:table-cell office:value-type="float" office:value="18098">
                <text:p>18098</text:p>
              </table:table-cell>
              <table:table-cell office:value-type="float" office:value="129631">
                <text:p>129631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3:Sheet1.B3</svg:desc>
                </draw:g>
              </table:table-cell>
              <table:table-cell office:value-type="float" office:value="1501">
                <text:p>1501</text:p>
                <draw:g>
                  <svg:desc>Sheet1.C3:Sheet1.E3</svg:desc>
                </draw:g>
              </table:table-cell>
              <table:table-cell office:value-type="float" office:value="1502">
                <text:p>1502</text:p>
              </table:table-cell>
              <table:table-cell office:value-type="float" office:value="12519">
                <text:p>12519</text:p>
              </table:table-cell>
            </table:table-row>
            <table:table-row>
              <table:table-cell office:value-type="string">
                <text:p>uniform_cost_search</text:p>
                <draw:g>
                  <svg:desc>Sheet1.B4:Sheet1.B4</svg:desc>
                </draw:g>
              </table:table-cell>
              <table:table-cell office:value-type="float" office:value="18235">
                <text:p>18235</text:p>
                <draw:g>
                  <svg:desc>Sheet1.C4:Sheet1.E4</svg:desc>
                </draw:g>
              </table:table-cell>
              <table:table-cell office:value-type="float" office:value="18237">
                <text:p>18237</text:p>
              </table:table-cell>
              <table:table-cell office:value-type="float" office:value="159716">
                <text:p>159716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5:Sheet1.B5</svg:desc>
                </draw:g>
              </table:table-cell>
              <table:table-cell office:value-type="float" office:value="5613">
                <text:p>5613</text:p>
                <draw:g>
                  <svg:desc>Sheet1.C5:Sheet1.E5</svg:desc>
                </draw:g>
              </table:table-cell>
              <table:table-cell office:value-type="float" office:value="5615">
                <text:p>5615</text:p>
              </table:table-cell>
              <table:table-cell office:value-type="float" office:value="49420">
                <text:p>49420</text:p>
              </table:table-cell>
            </table:table-row>
            <table:table-row>
              <table:table-cell office:value-type="string">
                <text:p>astar_search_h_1</text:p>
                <draw:g>
                  <svg:desc>Sheet1.B6:Sheet1.B6</svg:desc>
                </draw:g>
              </table:table-cell>
              <table:table-cell office:value-type="float" office:value="18235">
                <text:p>18235</text:p>
                <draw:g>
                  <svg:desc>Sheet1.C6:Sheet1.E6</svg:desc>
                </draw:g>
              </table:table-cell>
              <table:table-cell office:value-type="float" office:value="18237">
                <text:p>18237</text:p>
              </table:table-cell>
              <table:table-cell office:value-type="float" office:value="159716">
                <text:p>159716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7:Sheet1.B7</svg:desc>
                </draw:g>
              </table:table-cell>
              <table:table-cell office:value-type="float" office:value="5040">
                <text:p>5040</text:p>
                <draw:g>
                  <svg:desc>Sheet1.C7:Sheet1.E7</svg:desc>
                </draw:g>
              </table:table-cell>
              <table:table-cell office:value-type="float" office:value="5042">
                <text:p>5042</text:p>
              </table:table-cell>
              <table:table-cell office:value-type="float" office:value="44944">
                <text:p>44944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8:Sheet1.B8</svg:desc>
                </draw:g>
              </table:table-cell>
              <table:table-cell office:value-type="float" office:value="316">
                <text:p>316</text:p>
                <draw:g>
                  <svg:desc>Sheet1.C8:Sheet1.E8</svg:desc>
                </draw:g>
              </table:table-cell>
              <table:table-cell office:value-type="float" office:value="318">
                <text:p>318</text:p>
              </table:table-cell>
              <table:table-cell office:value-type="float" office:value="2914">
                <text:p>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052cm" xlink:href=".." xlink:type="simple" chart:class="chart:line" chart:style-name="ch1">
        <chart:title svg:x="6.869cm" svg:y="0.357cm" chart:style-name="ch2">
          <text:p>Problem 3</text:p>
        </chart:title>
        <chart:subtitle svg:x="6.448cm" svg:y="1.342cm" chart:style-name="ch3">
          <text:p>Path length, Time</text:p>
        </chart:subtitle>
        <chart:legend svg:x="1.016cm" svg:y="8.359cm" style:legend-expansion="custom" chartooo:width="14.623cm" chartooo:height="2.587cm" style:legend-expansion-aspect-ratio="5.65249323540781" chart:style-name="ch4"/>
        <chart:plot-area chart:style-name="ch5" table:cell-range-address="Sheet1.B2:Sheet1.B8 Sheet1.F2:Sheet1.G8" chart:data-source-has-labels="column" svg:x="0.319cm" svg:y="2.199cm" svg:width="15.359cm" svg:height="5.814cm">
          <chartooo:coordinate-region svg:x="1.332cm" svg:y="2.391cm" svg:width="14.249cm" svg:height="4.9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G2" chart:label-cell-address="Sheet1.B2:Sheet1.B2" chart:class="chart:line">
            <chart:data-point chart:repeated="2"/>
          </chart:series>
          <chart:series chart:style-name="ch9" chart:values-cell-range-address="Sheet1.F3:Sheet1.G3" chart:label-cell-address="Sheet1.B3:Sheet1.B3" chart:class="chart:line">
            <chart:data-point chart:repeated="2"/>
          </chart:series>
          <chart:series chart:style-name="ch10" chart:values-cell-range-address="Sheet1.F4:Sheet1.G4" chart:label-cell-address="Sheet1.B4:Sheet1.B4" chart:class="chart:line">
            <chart:data-point chart:repeated="2"/>
          </chart:series>
          <chart:series chart:style-name="ch11" chart:values-cell-range-address="Sheet1.F5:Sheet1.G5" chart:label-cell-address="Sheet1.B5:Sheet1.B5" chart:class="chart:line">
            <chart:data-point chart:repeated="2"/>
          </chart:series>
          <chart:series chart:style-name="ch12" chart:values-cell-range-address="Sheet1.F6:Sheet1.G6" chart:label-cell-address="Sheet1.B6:Sheet1.B6" chart:class="chart:line">
            <chart:data-point chart:repeated="2"/>
          </chart:series>
          <chart:series chart:style-name="ch13" chart:values-cell-range-address="Sheet1.F7:Sheet1.G7" chart:label-cell-address="Sheet1.B7:Sheet1.B7" chart:class="chart:line">
            <chart:data-point chart:repeated="2"/>
          </chart:series>
          <chart:series chart:style-name="ch14" chart:values-cell-range-address="Sheet1.F8:Sheet1.G8" chart:label-cell-address="Sheet1.B8:Sheet1.B8" chart:class="chart:line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2:Sheet1.B2</svg:desc>
                </draw:g>
              </table:table-cell>
              <table:table-cell office:value-type="float" office:value="12">
                <text:p>12</text:p>
                <draw:g>
                  <svg:desc>Sheet1.F2:Sheet1.G2</svg:desc>
                </draw:g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3:Sheet1.B3</svg:desc>
                </draw:g>
              </table:table-cell>
              <table:table-cell office:value-type="float" office:value="1451">
                <text:p>1451</text:p>
                <draw:g>
                  <svg:desc>Sheet1.F3:Sheet1.G3</svg:desc>
                </draw:g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uniform_cost_search</text:p>
                <draw:g>
                  <svg:desc>Sheet1.B4:Sheet1.B4</svg:desc>
                </draw:g>
              </table:table-cell>
              <table:table-cell office:value-type="float" office:value="12">
                <text:p>12</text:p>
                <draw:g>
                  <svg:desc>Sheet1.F4:Sheet1.G4</svg:desc>
                </draw:g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5:Sheet1.B5</svg:desc>
                </draw:g>
              </table:table-cell>
              <table:table-cell office:value-type="float" office:value="21">
                <text:p>21</text:p>
                <draw:g>
                  <svg:desc>Sheet1.F5:Sheet1.G5</svg:desc>
                </draw:g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astar_search_h_1</text:p>
                <draw:g>
                  <svg:desc>Sheet1.B6:Sheet1.B6</svg:desc>
                </draw:g>
              </table:table-cell>
              <table:table-cell office:value-type="float" office:value="12">
                <text:p>12</text:p>
                <draw:g>
                  <svg:desc>Sheet1.F6:Sheet1.G6</svg:desc>
                </draw:g>
              </table:table-cell>
              <table:table-cell office:value-type="float" office:value="52.15">
                <text:p>52.15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7:Sheet1.B7</svg:desc>
                </draw:g>
              </table:table-cell>
              <table:table-cell office:value-type="float" office:value="12">
                <text:p>12</text:p>
                <draw:g>
                  <svg:desc>Sheet1.F7:Sheet1.G7</svg:desc>
                </draw:g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8:Sheet1.B8</svg:desc>
                </draw:g>
              </table:table-cell>
              <table:table-cell office:value-type="float" office:value="12">
                <text:p>12</text:p>
                <draw:g>
                  <svg:desc>Sheet1.F8:Sheet1.G8</svg:desc>
                </draw:g>
              </table:table-cell>
              <table:table-cell office:value-type="float" office:value="1009.35">
                <text:p>1009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69cm" svg:y="0.316cm" chart:style-name="ch2">
          <text:p>Problem 2</text:p>
        </chart:title>
        <chart:subtitle svg:x="5.04cm" svg:y="1.26cm" chart:style-name="ch3">
          <text:p>Expansion, Goal Tests, New Node</text:p>
        </chart:subtitle>
        <chart:legend chart:legend-position="end" svg:x="9.936cm" svg:y="2.377cm" style:legend-expansion="high" chart:style-name="ch4"/>
        <chart:plot-area chart:style-name="ch5" table:cell-range-address="Sheet1.B9:Sheet1.E15" chart:data-source-has-labels="column" svg:x="0.32cm" svg:y="2.075cm" svg:width="9.296cm" svg:height="6.745cm">
          <chartooo:coordinate-region svg:x="1.524cm" svg:y="2.267cm" svg:width="7.995cm" svg:height="5.92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9:Sheet1.E9" chart:label-cell-address="Sheet1.B9:Sheet1.B9" chart:class="chart:line">
            <chart:data-point chart:repeated="3"/>
          </chart:series>
          <chart:series chart:style-name="ch9" chart:values-cell-range-address="Sheet1.C10:Sheet1.E10" chart:label-cell-address="Sheet1.B10:Sheet1.B10" chart:class="chart:line">
            <chart:data-point chart:repeated="3"/>
          </chart:series>
          <chart:series chart:style-name="ch10" chart:values-cell-range-address="Sheet1.C11:Sheet1.E11" chart:label-cell-address="Sheet1.B11:Sheet1.B11" chart:class="chart:line">
            <chart:data-point chart:repeated="3"/>
          </chart:series>
          <chart:series chart:style-name="ch11" chart:values-cell-range-address="Sheet1.C12:Sheet1.E12" chart:label-cell-address="Sheet1.B12:Sheet1.B12" chart:class="chart:line">
            <chart:data-point chart:repeated="3"/>
          </chart:series>
          <chart:series chart:style-name="ch12" chart:values-cell-range-address="Sheet1.C13:Sheet1.E13" chart:label-cell-address="Sheet1.B13:Sheet1.B13" chart:class="chart:line">
            <chart:data-point chart:repeated="3"/>
          </chart:series>
          <chart:series chart:style-name="ch13" chart:values-cell-range-address="Sheet1.C14:Sheet1.E14" chart:label-cell-address="Sheet1.B14:Sheet1.B14" chart:class="chart:line">
            <chart:data-point chart:repeated="3"/>
          </chart:series>
          <chart:series chart:style-name="ch14" chart:values-cell-range-address="Sheet1.C15:Sheet1.E15" chart:label-cell-address="Sheet1.B15:Sheet1.B15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9:Sheet1.B9</svg:desc>
                </draw:g>
              </table:table-cell>
              <table:table-cell office:value-type="float" office:value="3343">
                <text:p>3343</text:p>
                <draw:g>
                  <svg:desc>Sheet1.C9:Sheet1.E9</svg:desc>
                </draw:g>
              </table:table-cell>
              <table:table-cell office:value-type="float" office:value="4609">
                <text:p>4609</text:p>
              </table:table-cell>
              <table:table-cell office:value-type="float" office:value="30509">
                <text:p>30509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10:Sheet1.B10</svg:desc>
                </draw:g>
              </table:table-cell>
              <table:table-cell office:value-type="float" office:value="559">
                <text:p>559</text:p>
                <draw:g>
                  <svg:desc>Sheet1.C10:Sheet1.E10</svg:desc>
                </draw:g>
              </table:table-cell>
              <table:table-cell office:value-type="float" office:value="560">
                <text:p>560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uniform_cost_search</text:p>
                <draw:g>
                  <svg:desc>Sheet1.B11:Sheet1.B11</svg:desc>
                </draw:g>
              </table:table-cell>
              <table:table-cell office:value-type="float" office:value="4852">
                <text:p>4852</text:p>
                <draw:g>
                  <svg:desc>Sheet1.C11:Sheet1.E11</svg:desc>
                </draw:g>
              </table:table-cell>
              <table:table-cell office:value-type="float" office:value="4854">
                <text:p>4854</text:p>
              </table:table-cell>
              <table:table-cell office:value-type="float" office:value="44030">
                <text:p>44030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12:Sheet1.B12</svg:desc>
                </draw:g>
              </table:table-cell>
              <table:table-cell office:value-type="float" office:value="990">
                <text:p>990</text:p>
                <draw:g>
                  <svg:desc>Sheet1.C12:Sheet1.E12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astar_search_h_1</text:p>
                <draw:g>
                  <svg:desc>Sheet1.B13:Sheet1.B13</svg:desc>
                </draw:g>
              </table:table-cell>
              <table:table-cell office:value-type="float" office:value="4852">
                <text:p>4852</text:p>
                <draw:g>
                  <svg:desc>Sheet1.C13:Sheet1.E13</svg:desc>
                </draw:g>
              </table:table-cell>
              <table:table-cell office:value-type="float" office:value="4854">
                <text:p>4854</text:p>
              </table:table-cell>
              <table:table-cell office:value-type="float" office:value="44030">
                <text:p>44030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14:Sheet1.B14</svg:desc>
                </draw:g>
              </table:table-cell>
              <table:table-cell office:value-type="float" office:value="1450">
                <text:p>1450</text:p>
                <draw:g>
                  <svg:desc>Sheet1.C14:Sheet1.E14</svg:desc>
                </draw:g>
              </table:table-cell>
              <table:table-cell office:value-type="float" office:value="1452">
                <text:p>1452</text:p>
              </table:table-cell>
              <table:table-cell office:value-type="float" office:value="13303">
                <text:p>13303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15:Sheet1.B15</svg:desc>
                </draw:g>
              </table:table-cell>
              <table:table-cell office:value-type="float" office:value="86">
                <text:p>86</text:p>
                <draw:g>
                  <svg:desc>Sheet1.C15:Sheet1.E15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41">
                <text:p>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69cm" svg:y="0.316cm" chart:style-name="ch2">
          <text:p>Problem 2</text:p>
        </chart:title>
        <chart:subtitle svg:x="6.448cm" svg:y="1.26cm" chart:style-name="ch3">
          <text:p>Path length, Time</text:p>
        </chart:subtitle>
        <chart:legend chart:legend-position="end" svg:x="9.936cm" svg:y="2.377cm" style:legend-expansion="high" chart:style-name="ch4"/>
        <chart:plot-area chart:style-name="ch5" table:cell-range-address="Sheet1.B9:Sheet1.B15 Sheet1.F9:Sheet1.G15" chart:data-source-has-labels="column" svg:x="0.32cm" svg:y="2.075cm" svg:width="9.296cm" svg:height="6.745cm">
          <chartooo:coordinate-region svg:x="1.143cm" svg:y="2.267cm" svg:width="8.376cm" svg:height="5.92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F9:Sheet1.G9" chart:label-cell-address="Sheet1.B9:Sheet1.B9" chart:class="chart:line">
            <chart:data-point chart:repeated="2"/>
          </chart:series>
          <chart:series chart:style-name="ch9" chart:values-cell-range-address="Sheet1.F10:Sheet1.G10" chart:label-cell-address="Sheet1.B10:Sheet1.B10" chart:class="chart:line">
            <chart:data-point chart:repeated="2"/>
          </chart:series>
          <chart:series chart:style-name="ch10" chart:values-cell-range-address="Sheet1.F11:Sheet1.G11" chart:label-cell-address="Sheet1.B11:Sheet1.B11" chart:class="chart:line">
            <chart:data-point chart:repeated="2"/>
          </chart:series>
          <chart:series chart:style-name="ch11" chart:values-cell-range-address="Sheet1.F12:Sheet1.G12" chart:label-cell-address="Sheet1.B12:Sheet1.B12" chart:class="chart:line">
            <chart:data-point chart:repeated="2"/>
          </chart:series>
          <chart:series chart:style-name="ch12" chart:values-cell-range-address="Sheet1.F13:Sheet1.G13" chart:label-cell-address="Sheet1.B13:Sheet1.B13" chart:class="chart:line">
            <chart:data-point chart:repeated="2"/>
          </chart:series>
          <chart:series chart:style-name="ch13" chart:values-cell-range-address="Sheet1.F14:Sheet1.G14" chart:label-cell-address="Sheet1.B14:Sheet1.B14" chart:class="chart:line">
            <chart:data-point chart:repeated="2"/>
          </chart:series>
          <chart:series chart:style-name="ch14" chart:values-cell-range-address="Sheet1.F15:Sheet1.G15" chart:label-cell-address="Sheet1.B15:Sheet1.B15" chart:class="chart:line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9:Sheet1.B9</svg:desc>
                </draw:g>
              </table:table-cell>
              <table:table-cell office:value-type="float" office:value="9">
                <text:p>9</text:p>
                <draw:g>
                  <svg:desc>Sheet1.F9:Sheet1.G9</svg:desc>
                </draw:g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10:Sheet1.B10</svg:desc>
                </draw:g>
              </table:table-cell>
              <table:table-cell office:value-type="float" office:value="551">
                <text:p>551</text:p>
                <draw:g>
                  <svg:desc>Sheet1.F10:Sheet1.G10</svg:desc>
                </draw:g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uniform_cost_search</text:p>
                <draw:g>
                  <svg:desc>Sheet1.B11:Sheet1.B11</svg:desc>
                </draw:g>
              </table:table-cell>
              <table:table-cell office:value-type="float" office:value="9">
                <text:p>9</text:p>
                <draw:g>
                  <svg:desc>Sheet1.F11:Sheet1.G11</svg:desc>
                </draw:g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12:Sheet1.B12</svg:desc>
                </draw:g>
              </table:table-cell>
              <table:table-cell office:value-type="float" office:value="21">
                <text:p>21</text:p>
                <draw:g>
                  <svg:desc>Sheet1.F12:Sheet1.G12</svg:desc>
                </draw:g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astar_search_h_1</text:p>
                <draw:g>
                  <svg:desc>Sheet1.B13:Sheet1.B13</svg:desc>
                </draw:g>
              </table:table-cell>
              <table:table-cell office:value-type="float" office:value="9">
                <text:p>9</text:p>
                <draw:g>
                  <svg:desc>Sheet1.F13:Sheet1.G13</svg:desc>
                </draw:g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14:Sheet1.B14</svg:desc>
                </draw:g>
              </table:table-cell>
              <table:table-cell office:value-type="float" office:value="9">
                <text:p>9</text:p>
                <draw:g>
                  <svg:desc>Sheet1.F14:Sheet1.G14</svg:desc>
                </draw:g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15:Sheet1.B15</svg:desc>
                </draw:g>
              </table:table-cell>
              <table:table-cell office:value-type="float" office:value="9">
                <text:p>9</text:p>
                <draw:g>
                  <svg:desc>Sheet1.F15:Sheet1.G15</svg:desc>
                </draw:g>
              </table:table-cell>
              <table:table-cell office:value-type="float" office:value="194.27">
                <text:p>194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69cm" svg:y="0.316cm" chart:style-name="ch2">
          <text:p>Problem 1</text:p>
        </chart:title>
        <chart:subtitle svg:x="5.951cm" svg:y="1.26cm" chart:style-name="ch3">
          <text:p>Expansion, New Nodes</text:p>
        </chart:subtitle>
        <chart:legend chart:legend-position="bottom" svg:x="1.309cm" svg:y="6.3cm" style:legend-expansion="wide" chart:style-name="ch4"/>
        <chart:plot-area chart:style-name="ch5" table:cell-range-address="Sheet1.B16:Sheet1.E25" chart:data-source-has-labels="column" svg:x="0.32cm" svg:y="2.075cm" svg:width="15.36cm" svg:height="4.045cm">
          <chartooo:coordinate-region svg:x="1.524cm" svg:y="2.267cm" svg:width="14.059cm" svg:height="3.22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16:Sheet1.E16" chart:label-cell-address="Sheet1.B16:Sheet1.B16" chart:class="chart:line">
            <chart:data-point chart:repeated="3"/>
          </chart:series>
          <chart:series chart:style-name="ch9" chart:values-cell-range-address="Sheet1.C17:Sheet1.E17" chart:label-cell-address="Sheet1.B17:Sheet1.B17" chart:class="chart:line">
            <chart:data-point chart:repeated="3"/>
          </chart:series>
          <chart:series chart:style-name="ch10" chart:values-cell-range-address="Sheet1.C18:Sheet1.E18" chart:label-cell-address="Sheet1.B18:Sheet1.B18" chart:class="chart:line">
            <chart:data-point chart:repeated="3"/>
          </chart:series>
          <chart:series chart:style-name="ch11" chart:values-cell-range-address="Sheet1.C19:Sheet1.E19" chart:label-cell-address="Sheet1.B19:Sheet1.B19" chart:class="chart:line">
            <chart:data-point chart:repeated="3"/>
          </chart:series>
          <chart:series chart:style-name="ch12" chart:values-cell-range-address="Sheet1.C20:Sheet1.E20" chart:label-cell-address="Sheet1.B20:Sheet1.B20" chart:class="chart:line">
            <chart:data-point chart:repeated="3"/>
          </chart:series>
          <chart:series chart:style-name="ch13" chart:values-cell-range-address="Sheet1.C21:Sheet1.E21" chart:label-cell-address="Sheet1.B21:Sheet1.B21" chart:class="chart:line">
            <chart:data-point chart:repeated="3"/>
          </chart:series>
          <chart:series chart:style-name="ch14" chart:values-cell-range-address="Sheet1.C22:Sheet1.E22" chart:label-cell-address="Sheet1.B22:Sheet1.B22" chart:class="chart:line">
            <chart:data-point chart:repeated="3"/>
          </chart:series>
          <chart:series chart:style-name="ch15" chart:values-cell-range-address="Sheet1.C23:Sheet1.E23" chart:label-cell-address="Sheet1.B23:Sheet1.B23" chart:class="chart:line">
            <chart:data-point chart:repeated="3"/>
          </chart:series>
          <chart:series chart:style-name="ch16" chart:values-cell-range-address="Sheet1.C24:Sheet1.E24" chart:label-cell-address="Sheet1.B24:Sheet1.B24" chart:class="chart:line">
            <chart:data-point chart:repeated="3"/>
          </chart:series>
          <chart:series chart:style-name="ch17" chart:values-cell-range-address="Sheet1.C25:Sheet1.E25" chart:label-cell-address="Sheet1.B25:Sheet1.B25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16:Sheet1.B16</svg:desc>
                </draw:g>
              </table:table-cell>
              <table:table-cell office:value-type="float" office:value="43">
                <text:p>43</text:p>
                <draw:g>
                  <svg:desc>Sheet1.C16:Sheet1.E16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breadth_first_tree_search</text:p>
                <draw:g>
                  <svg:desc>Sheet1.B17:Sheet1.B17</svg:desc>
                </draw:g>
              </table:table-cell>
              <table:table-cell office:value-type="float" office:value="1458">
                <text:p>1458</text:p>
                <draw:g>
                  <svg:desc>Sheet1.C17:Sheet1.E17</svg:desc>
                </draw:g>
              </table:table-cell>
              <table:table-cell office:value-type="float" office:value="1459">
                <text:p>1459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18:Sheet1.B18</svg:desc>
                </draw:g>
              </table:table-cell>
              <table:table-cell office:value-type="float" office:value="12">
                <text:p>12</text:p>
                <draw:g>
                  <svg:desc>Sheet1.C18:Sheet1.E1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epth_limited_search</text:p>
                <draw:g>
                  <svg:desc>Sheet1.B19:Sheet1.B19</svg:desc>
                </draw:g>
              </table:table-cell>
              <table:table-cell office:value-type="float" office:value="101">
                <text:p>101</text:p>
                <draw:g>
                  <svg:desc>Sheet1.C19:Sheet1.E19</svg:desc>
                </draw:g>
              </table:table-cell>
              <table:table-cell office:value-type="float" office:value="271">
                <text:p>2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uniform_cost_search</text:p>
                <draw:g>
                  <svg:desc>Sheet1.B20:Sheet1.B20</svg:desc>
                </draw:g>
              </table:table-cell>
              <table:table-cell office:value-type="float" office:value="55">
                <text:p>55</text:p>
                <draw:g>
                  <svg:desc>Sheet1.C20:Sheet1.E20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recursive_best_first_search_h_1</text:p>
                <draw:g>
                  <svg:desc>Sheet1.B21:Sheet1.B21</svg:desc>
                </draw:g>
              </table:table-cell>
              <table:table-cell office:value-type="float" office:value="4229">
                <text:p>4229</text:p>
                <draw:g>
                  <svg:desc>Sheet1.C21:Sheet1.E21</svg:desc>
                </draw:g>
              </table:table-cell>
              <table:table-cell office:value-type="float" office:value="4230">
                <text:p>4230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22:Sheet1.B22</svg:desc>
                </draw:g>
              </table:table-cell>
              <table:table-cell office:value-type="float" office:value="7">
                <text:p>7</text:p>
                <draw:g>
                  <svg:desc>Sheet1.C22:Sheet1.E2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star_search_h_1</text:p>
                <draw:g>
                  <svg:desc>Sheet1.B23:Sheet1.B23</svg:desc>
                </draw:g>
              </table:table-cell>
              <table:table-cell office:value-type="float" office:value="55">
                <text:p>55</text:p>
                <draw:g>
                  <svg:desc>Sheet1.C23:Sheet1.E2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24:Sheet1.B24</svg:desc>
                </draw:g>
              </table:table-cell>
              <table:table-cell office:value-type="float" office:value="41">
                <text:p>41</text:p>
                <draw:g>
                  <svg:desc>Sheet1.C24:Sheet1.E2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25:Sheet1.B25</svg:desc>
                </draw:g>
              </table:table-cell>
              <table:table-cell office:value-type="float" office:value="11">
                <text:p>11</text:p>
                <draw:g>
                  <svg:desc>Sheet1.C25:Sheet1.E2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69cm" svg:y="0.316cm" chart:style-name="ch2">
          <text:p>Problem 1</text:p>
        </chart:title>
        <chart:subtitle svg:x="6.385cm" svg:y="1.26cm" chart:style-name="ch3">
          <text:p>Path Length, Time</text:p>
        </chart:subtitle>
        <chart:legend chart:legend-position="bottom" svg:x="1.309cm" svg:y="6.3cm" style:legend-expansion="wide" chart:style-name="ch4"/>
        <chart:plot-area chart:style-name="ch5" table:cell-range-address="Sheet1.B16:Sheet1.B25 Sheet1.F16:Sheet1.G25" chart:data-source-has-labels="column" svg:x="0.32cm" svg:y="2.075cm" svg:width="15.36cm" svg:height="4.045cm">
          <chartooo:coordinate-region svg:x="0.952cm" svg:y="2.267cm" svg:width="14.631cm" svg:height="3.22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F16:Sheet1.G16" chart:label-cell-address="Sheet1.B16:Sheet1.B16" chart:class="chart:line">
            <chart:data-point chart:repeated="2"/>
          </chart:series>
          <chart:series chart:style-name="ch9" chart:values-cell-range-address="Sheet1.F17:Sheet1.G17" chart:label-cell-address="Sheet1.B17:Sheet1.B17" chart:class="chart:line">
            <chart:data-point chart:repeated="2"/>
          </chart:series>
          <chart:series chart:style-name="ch10" chart:values-cell-range-address="Sheet1.F18:Sheet1.G18" chart:label-cell-address="Sheet1.B18:Sheet1.B18" chart:class="chart:line">
            <chart:data-point chart:repeated="2"/>
          </chart:series>
          <chart:series chart:style-name="ch11" chart:values-cell-range-address="Sheet1.F19:Sheet1.G19" chart:label-cell-address="Sheet1.B19:Sheet1.B19" chart:class="chart:line">
            <chart:data-point chart:repeated="2"/>
          </chart:series>
          <chart:series chart:style-name="ch12" chart:values-cell-range-address="Sheet1.F20:Sheet1.G20" chart:label-cell-address="Sheet1.B20:Sheet1.B20" chart:class="chart:line">
            <chart:data-point chart:repeated="2"/>
          </chart:series>
          <chart:series chart:style-name="ch13" chart:values-cell-range-address="Sheet1.F21:Sheet1.G21" chart:label-cell-address="Sheet1.B21:Sheet1.B21" chart:class="chart:line">
            <chart:data-point chart:repeated="2"/>
          </chart:series>
          <chart:series chart:style-name="ch14" chart:values-cell-range-address="Sheet1.F22:Sheet1.G22" chart:label-cell-address="Sheet1.B22:Sheet1.B22" chart:class="chart:line">
            <chart:data-point chart:repeated="2"/>
          </chart:series>
          <chart:series chart:style-name="ch15" chart:values-cell-range-address="Sheet1.F23:Sheet1.G23" chart:label-cell-address="Sheet1.B23:Sheet1.B23" chart:class="chart:line">
            <chart:data-point chart:repeated="2"/>
          </chart:series>
          <chart:series chart:style-name="ch16" chart:values-cell-range-address="Sheet1.F24:Sheet1.G24" chart:label-cell-address="Sheet1.B24:Sheet1.B24" chart:class="chart:line">
            <chart:data-point chart:repeated="2"/>
          </chart:series>
          <chart:series chart:style-name="ch17" chart:values-cell-range-address="Sheet1.F25:Sheet1.G25" chart:label-cell-address="Sheet1.B25:Sheet1.B25" chart:class="chart:line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B16:Sheet1.B16</svg:desc>
                </draw:g>
              </table:table-cell>
              <table:table-cell office:value-type="float" office:value="6">
                <text:p>6</text:p>
                <draw:g>
                  <svg:desc>Sheet1.F16:Sheet1.G16</svg:desc>
                </draw:g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readth_first_tree_search</text:p>
                <draw:g>
                  <svg:desc>Sheet1.B17:Sheet1.B17</svg:desc>
                </draw:g>
              </table:table-cell>
              <table:table-cell office:value-type="float" office:value="6">
                <text:p>6</text:p>
                <draw:g>
                  <svg:desc>Sheet1.F17:Sheet1.G17</svg:desc>
                </draw:g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B18:Sheet1.B18</svg:desc>
                </draw:g>
              </table:table-cell>
              <table:table-cell office:value-type="float" office:value="12">
                <text:p>12</text:p>
                <draw:g>
                  <svg:desc>Sheet1.F18:Sheet1.G18</svg:desc>
                </draw:g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depth_limited_search</text:p>
                <draw:g>
                  <svg:desc>Sheet1.B19:Sheet1.B19</svg:desc>
                </draw:g>
              </table:table-cell>
              <table:table-cell office:value-type="float" office:value="50">
                <text:p>50</text:p>
                <draw:g>
                  <svg:desc>Sheet1.F19:Sheet1.G19</svg:desc>
                </draw:g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uniform_cost_search</text:p>
                <draw:g>
                  <svg:desc>Sheet1.B20:Sheet1.B20</svg:desc>
                </draw:g>
              </table:table-cell>
              <table:table-cell office:value-type="float" office:value="6">
                <text:p>6</text:p>
                <draw:g>
                  <svg:desc>Sheet1.F20:Sheet1.G20</svg:desc>
                </draw:g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recursive_best_first_search_h_1</text:p>
                <draw:g>
                  <svg:desc>Sheet1.B21:Sheet1.B21</svg:desc>
                </draw:g>
              </table:table-cell>
              <table:table-cell office:value-type="float" office:value="6">
                <text:p>6</text:p>
                <draw:g>
                  <svg:desc>Sheet1.F21:Sheet1.G21</svg:desc>
                </draw:g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reedy_best_first_graph_search_h_1</text:p>
                <draw:g>
                  <svg:desc>Sheet1.B22:Sheet1.B22</svg:desc>
                </draw:g>
              </table:table-cell>
              <table:table-cell office:value-type="float" office:value="6">
                <text:p>6</text:p>
                <draw:g>
                  <svg:desc>Sheet1.F22:Sheet1.G22</svg:desc>
                </draw:g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astar_search_h_1</text:p>
                <draw:g>
                  <svg:desc>Sheet1.B23:Sheet1.B23</svg:desc>
                </draw:g>
              </table:table-cell>
              <table:table-cell office:value-type="float" office:value="6">
                <text:p>6</text:p>
                <draw:g>
                  <svg:desc>Sheet1.F23:Sheet1.G23</svg:desc>
                </draw:g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astar_search_h_ignore_preconditions</text:p>
                <draw:g>
                  <svg:desc>Sheet1.B24:Sheet1.B24</svg:desc>
                </draw:g>
              </table:table-cell>
              <table:table-cell office:value-type="float" office:value="6">
                <text:p>6</text:p>
                <draw:g>
                  <svg:desc>Sheet1.F24:Sheet1.G24</svg:desc>
                </draw:g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star_search_h_levelsum</text:p>
                <draw:g>
                  <svg:desc>Sheet1.B25:Sheet1.B25</svg:desc>
                </draw:g>
              </table:table-cell>
              <table:table-cell office:value-type="float" office:value="6">
                <text:p>6</text:p>
                <draw:g>
                  <svg:desc>Sheet1.F25:Sheet1.G25</svg:desc>
                </draw:g>
              </table:table-cell>
              <table:table-cell office:value-type="float" office:value="2.06">
                <text:p>2.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